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</text:span><text:span text:style-name="T2"> </text:span><text:span text:style-name="T1">nome é Eduardo Guerra e você está aqui no curso</text:span><text:span text:style-name="T2"> </text:span><text:span text:style-name="T1">de programação orientada a objetos com Java.</text:span><text:span text:style-name="T2"> </text:span><text:span text:style-name="T1">Hoje vamos estar falando sobre métodos e atributos estáticos, tá?</text:span><text:span text:style-name="T2"> </text:span><text:span text:style-name="T1">Vamos descobrir o que que é isso.</text:span><text:span text:style-name="T2"> </text:span><text:span text:style-name="T1">O que que é método ou atributo estático.</text:span><text:span text:style-name="T2"> </text:span><text:span text:style-name="T1">E vamos aprender a diferenciar eles daqueles é,</text:span><text:span text:style-name="T2"> </text:span><text:span text:style-name="T1">que a gente já aprendeu que são os métodos e atributos de instância.</text:span><text:span text:style-name="T2"> </text:span><text:span text:style-name="T1">E aí vamos entender quando que tipo deve ser utilizado e quando</text:span><text:span text:style-name="T2"> </text:span><text:span text:style-name="T1">que outro tipo deve ser utilizado.</text:span><text:span text:style-name="T2"> </text:span><text:span text:style-name="T1">Nós temos diferentes tipos de informações que podemos guardar num software, tá?</text:span><text:span text:style-name="T2"> </text:span><text:span text:style-name="T1">Se a gente pensar numa classe, tem informações que dizem respeito a todos</text:span><text:span text:style-name="T2"> </text:span><text:span text:style-name="T1">os objetos de uma classe e tem informações que dizem respeito a objeto específico.</text:span><text:span text:style-name="T2"> </text:span><text:span text:style-name="T1">Então se a gente pensar aqui por exemplo na classe gato, né, se a gente for</text:span><text:span text:style-name="T2"> </text:span><text:span text:style-name="T1">pensar assim o número total de gatos, certo?</text:span><text:span text:style-name="T2"> </text:span><text:span text:style-name="T1">É uma informação que é pertinente à classe Gato,</text:span><text:span text:style-name="T2"> </text:span><text:span text:style-name="T1">mas que não diz respeito a gato específico.</text:span><text:span text:style-name="T2"> </text:span><text:span text:style-name="T1">Se eu tiver falando por exemplo da cor do gato,</text:span><text:span text:style-name="T2"> </text:span><text:span text:style-name="T1">isso aí é uma informação de gato e não diz respeito a todos os gatos.</text:span><text:span text:style-name="T2"> </text:span><text:span text:style-name="T1">Então, a partir desse exemplo, a gente pode ver que tem diferentes tipos de</text:span><text:span text:style-name="T2"> </text:span><text:span text:style-name="T1">informação que você pode querer armazenar.</text:span><text:span text:style-name="T2"> </text:span><text:span text:style-name="T1">Essas informações que são da classe como todo a gente chama de informações</text:span><text:span text:style-name="T2"> </text:span><text:span text:style-name="T1">estáticas, variáveis estáticas, porque não varia de objeto pra objeto.</text:span><text:span text:style-name="T2"> </text:span><text:span text:style-name="T1">Então, a gente está vendo aqui no exemplo de código</text:span><text:span text:style-name="T2"> </text:span><text:span text:style-name="T1">que eu criei aqui uma variável estática.</text:span><text:span text:style-name="T2"> </text:span><text:span text:style-name="T1">Pra isso eu coloco o modificador static nessa variável.</text:span><text:span text:style-name="T2"> </text:span><text:span text:style-name="T1">Então o nome da variável é totalGatos e você pode ver</text:span><text:span text:style-name="T2"> </text:span><text:span text:style-name="T1">que no construtor eu somo 1 nessa variável.</text:span><text:span text:style-name="T2"> </text:span><text:span text:style-name="T1">O que que significa?</text:span><text:span text:style-name="T2"> </text:span><text:span text:style-name="T1">Que cada gato que for</text:span><text:span text:style-name="T2"> </text:span><text:span text:style-name="T1">criado vai estar incrementando essa variável e ela vale pra todos os gatos.</text:span><text:span text:style-name="T2"> </text:span><text:span text:style-name="T1">Então a partir de qualquer objeto que eu tentar acessar essa</text:span><text:span text:style-name="T2"> </text:span><text:span text:style-name="T1">variável totalGatos, ele vai estar acessando a mesma variável.</text:span><text:span text:style-name="T2"> </text:span><text:span text:style-name="T1">Por quê?</text:span><text:span text:style-name="T2"> </text:span><text:span text:style-name="T1">Porque ela estática, ela é uma variável, uma variável da classe,</text:span><text:span text:style-name="T2"> </text:span><text:span text:style-name="T1">não é uma variável de objeto.</text:span><text:span text:style-name="T2"> </text:span><text:span text:style-name="T1">Ela tanto é uma variável da classe que eu posso estar acessando</text:span><text:span text:style-name="T2"> </text:span><text:span text:style-name="T1">a variável sem necessariamente estar, ter objeto daquela classe.</text:span><text:span text:style-name="T2"> </text:span><text:span text:style-name="T1">Então eu posso simplesmente pegar por exemplo o nome da classe</text:span><text:span text:style-name="T2"> </text:span><text:span text:style-name="T1">Gato.totalGatos e obter aquele valor.</text:span><text:span text:style-name="T2"> </text:span><text:span text:style-name="T1">Eu não preciso de objeto gato pra estar acessando aquele valor.</text:span><text:span text:style-name="T2"> </text:span><text:span text:style-name="T1">Agora a gente tem que tomar muito cuidado com esse tipo de variável.</text:span><text:span text:style-name="T2"> </text:span><text:span text:style-name="T1">Nossa senhora, o que que é isso?</text:span><text:span text:style-name="T2"> </text:span><text:span text:style-name="T1">Toma muito cuidado quando você for usar essa variável.</text:span><text:span text:style-name="T2"> </text:span><text:span text:style-name="T1">Pra quem veio da programação estruturada sabe que tem aí terror,</text:span><text:span text:style-name="T2"> </text:span><text:span text:style-name="T1">que são as chamadas variáveis globais, aquelas variáveis que você coloca</text:span><text:span text:style-name="T2"> </text:span><text:span text:style-name="T1">no software e você acessa ela de vários lugares diferentes.</text:span><text:span text:style-name="T2"> </text:span><text:span text:style-name="T1">E aí você nunca sabe qual que é o valor daquela variável,</text:span><text:span text:style-name="T2"> </text:span><text:span text:style-name="T1">se alguém modificou, se de repente alguém utiliza aquela variável, deixa lixo ali.</text:span><text:span text:style-name="T2"> </text:span><text:span text:style-name="T1">E aí você vai acessar de outro lugar,</text:span><text:span text:style-name="T2"> </text:span><text:span text:style-name="T1">dá problema e você não sabe por que que aquela variável estava com aquele valor.</text:span><text:span text:style-name="T2"> </text:span><text:span text:style-name="T1">Então realmente utilização de variável global na programação</text:span><text:span text:style-name="T2"> </text:span><text:span text:style-name="T1">estruturada é assim verdadeiro pesadelo.</text:span><text:span text:style-name="T2"> </text:span><text:span text:style-name="T1">Talvez alguns devam estar pensando aí: opa,</text:span><text:span text:style-name="T2"> </text:span><text:span text:style-name="T1">descobri jeito de criar uma variável global na programação</text:span><text:span text:style-name="T2"> </text:span><text:span text:style-name="T1">orientada a objetos, porque a variável estática é basicamente isso.</text:span><text:span text:style-name="T2"> </text:span><text:span text:style-name="T1">A partir do nome da classe, né, como a gente viu aqui nesse slide, né,</text:span><text:span text:style-name="T2"> </text:span><text:span text:style-name="T1">por exemplo o Gato.totalGatos.</text:span><text:span text:style-name="T2"> </text:span><text:span text:style-name="T1">A gente acessa de qualquer lugar.</text:span><text:span text:style-name="T2"> </text:span><text:span text:style-name="T1">Só que se você começar a utilizar isso pra fazer variável global, vai acabar assim ó.</text:span><text:span text:style-name="T2"> </text:span><text:span text:style-name="T1">O mundo aí chamas, né, com o seu software dando problema e você não sabendo.</text:span><text:span text:style-name="T2"> </text:span><text:span text:style-name="T1">Então a gente tem que tomar muito cuidado com as variáveis estáticas e utilizar</text:span><text:span text:style-name="T2"> </text:span><text:span text:style-name="T1">ela para informações dentro do escopo de uma classe</text:span><text:span text:style-name="T2"> </text:span><text:span text:style-name="T1">pertinentes a essa classe e não pra ficar criando a variável</text:span><text:span text:style-name="T2"> </text:span><text:span text:style-name="T1">global dentro de contexto orientado a objetos, tá?</text:span><text:span text:style-name="T2"> </text:span><text:span text:style-name="T1">Então estou ensinado pra vocês as variáveis estáticas,</text:span><text:span text:style-name="T2"> </text:span><text:span text:style-name="T1">mas muito cuidado na hora de utilizar.</text:span><text:span text:style-name="T2"> </text:span><text:span text:style-name="T1">Ela tem a sua utilização e você não deve ficar utilizando</text:span><text:span text:style-name="T2"> </text:span><text:span text:style-name="T1">esse tipo de recurso da linguagem pra criação de variáveis globais.</text:span><text:span text:style-name="T2"> </text:span><text:span text:style-name="T1">Os métodos estáticos são muito parecidos</text:span><text:span text:style-name="T2"> </text:span><text:span text:style-name="T1">com as funções que a gente tinha na programação estruturada, tá?</text:span><text:span text:style-name="T2"> </text:span><text:span text:style-name="T1">Muitas vezes eles são utilizados pra métodos auxiliares,</text:span><text:span text:style-name="T2"> </text:span><text:span text:style-name="T1">como por exemplo às vezes algum cálculo,</text:span><text:span text:style-name="T2"> </text:span><text:span text:style-name="T1">né, então a gente tem o exemplo, por exemplo o cálculo de raiz quadrada, né?</text:span><text:span text:style-name="T2"> </text:span><text:span text:style-name="T1">Então esses métodos estáticos são muito similares às funções.</text:span><text:span text:style-name="T2"> </text:span><text:span text:style-name="T1">Mais uma vez a gente tem que tomar muito cuidado para</text:span><text:span text:style-name="T2"> </text:span><text:span text:style-name="T1">a gente também não estar utilizando uma linguagem orientada a objetos,</text:span><text:span text:style-name="T2"> </text:span><text:span text:style-name="T1">mas estar fazendo design estruturado.</text:span><text:span text:style-name="T2"> </text:span><text:span text:style-name="T1">Então assim é, a gente tem que prestar atenção na forma que a gente estrutura,</text:span><text:span text:style-name="T2"> </text:span><text:span text:style-name="T1">que a gente modela software orientado a objetos</text:span><text:span text:style-name="T2"> </text:span><text:span text:style-name="T1">pra gente não criar bando de método estático, certo?</text:span><text:span text:style-name="T2"> </text:span><text:span text:style-name="T1">E fazer o sistema todo dessa forma.</text:span><text:span text:style-name="T2"> </text:span><text:span text:style-name="T1">A gente vai estar utilizando Java, que é uma linguagem orientada a objetos, mas vai</text:span><text:span text:style-name="T2"> </text:span><text:span text:style-name="T1">estar longe de estar fazendo sistema com a modelagem </text:span><text:soft-page-break/><text:span text:style-name="T1">orientada a objetos.</text:span><text:span text:style-name="T2"> </text:span><text:span text:style-name="T1">Então exemplo pra você ver como que é,</text:span><text:span text:style-name="T2"> </text:span><text:span text:style-name="T1">seria pensamento estruturado e como seria pensamento orientado a objetos,</text:span><text:span text:style-name="T2"> </text:span><text:span text:style-name="T1">por exemplo enquanto com pensamento estruturado eu sempre estaria passando,</text:span><text:span text:style-name="T2"> </text:span><text:span text:style-name="T1">digamos assim, o que eu quero modificar como parâmetro.</text:span><text:span text:style-name="T2"> </text:span><text:span text:style-name="T1">Então por exemplo, se eu quisesse acelerar carro,</text:span><text:span text:style-name="T2"> </text:span><text:span text:style-name="T1">eu chamaria a função acelerar e estaria passando o carro como parâmetro, tá?</text:span><text:span text:style-name="T2"> </text:span><text:span text:style-name="T1">Enquanto na orientação a objetos o acelerar já seria uma ação do carro,</text:span><text:span text:style-name="T2"> </text:span><text:span text:style-name="T1">seria método do carro.</text:span><text:span text:style-name="T2"> </text:span><text:span text:style-name="T1">Então já faria muito mais sentido carro.acelerar, certo?</text:span><text:span text:style-name="T2"> </text:span><text:span text:style-name="T1">Então a gente tem que também, mais uma vez,</text:span><text:span text:style-name="T2"> </text:span><text:span text:style-name="T1">eu ensinei pra vocês as variáveis estáticas.</text:span><text:span text:style-name="T2"> </text:span><text:span text:style-name="T1">Tô ensinando os métodos estáticos.</text:span><text:span text:style-name="T2"> </text:span><text:span text:style-name="T1">Mas também temos que utilizar eles realmente pra aquele tipo de execução</text:span><text:span text:style-name="T2"> </text:span><text:span text:style-name="T1">auxiliar, né?</text:span><text:span text:style-name="T2"> </text:span><text:span text:style-name="T1">Pra aquela biblioteca de funções normalmente que recebe uma coisa</text:span><text:span text:style-name="T2"> </text:span><text:span text:style-name="T1">e retorna outra coisa.</text:span><text:span text:style-name="T2"> </text:span><text:span text:style-name="T1">Muito utilizado pra cálculo, pra processamento de strings, né?</text:span><text:span text:style-name="T2"> </text:span><text:span text:style-name="T1">Normalmente pra execuções simples, tá?</text:span><text:span text:style-name="T2"> </text:span><text:span text:style-name="T1">E procurar não estar utilizando esses métodos estáticos quando for</text:span><text:span text:style-name="T2"> </text:span><text:span text:style-name="T1">mais adequado a utilização da orientação</text:span><text:span text:style-name="T2"> </text:span><text:span text:style-name="T1">a objetos, né, dos métodos de instância.</text:span><text:span text:style-name="T2"> </text:span><text:span text:style-name="T1">Então sempre desconfia quando você passar objeto como parâmetro pra método,</text:span><text:span text:style-name="T2"> </text:span><text:span text:style-name="T1">principalmente se esse método for estático,</text:span><text:span text:style-name="T2"> </text:span><text:span text:style-name="T1">se de repente aquele método não era para estar naquele objeto.</text:span><text:span text:style-name="T2"> </text:span><text:span text:style-name="T1">Uma última dica aqui né: se você está utilizando métodos estáticos e você</text:span><text:span text:style-name="T2"> </text:span><text:span text:style-name="T1">não quer ficar repetindo nome da classe, né?</text:span><text:span text:style-name="T2"> </text:span><text:span text:style-name="T1">Então você pode usar o import static, certo?</text:span><text:span text:style-name="T2"> </text:span><text:span text:style-name="T1">Então por exemplo a gente tem no Java a classe Math,</text:span><text:span text:style-name="T2"> </text:span><text:span text:style-name="T1">que tem uma série de métodos estáticos de cálculo.</text:span><text:span text:style-name="T2"> </text:span><text:span text:style-name="T1">Calcular o máximo, calcular raiz quadrada, seno, cosseno.</text:span><text:span text:style-name="T2"> </text:span><text:span text:style-name="T1">Então se você não quer, toda vez que você for chamar esse método, utilizar Math.</text:span><text:span text:style-name="T2"> </text:span><text:span text:style-name="T1">o nome do método, você pode usar o import static e aí você não precisa</text:span><text:span text:style-name="T2"> </text:span><text:span text:style-name="T1">mais referenciar o nome da classe na hora de utilizar aqueles métodos.</text:span><text:span text:style-name="T2"> </text:span><text:span text:style-name="T1">Isso vale tanto pra métodos estáticos, quanto pra variáveis estáticas, certo?</text:span><text:span text:style-name="T2"> </text:span><text:span text:style-name="T1">Então eu espero que com isso vocês tenham compreendido melhor o que é método</text:span><text:span text:style-name="T2"> </text:span><text:span text:style-name="T1">estático, o que que é atributo estático, as situações que isso vai ser utilizado.</text:span><text:span text:style-name="T2"> </text:span><text:span text:style-name="T1">Espero que com os exemplos de códigos também acabe ficando mais claro, tá?</text:span><text:span text:style-name="T2"> </text:span><text:span text:style-name="T1">E acredito que todo mundo agora já sabe a diferença entre</text:span><text:span text:style-name="T2"> </text:span><text:span text:style-name="T1">método e uma variável estática dos métodos e as variáveis de instância.</text:span><text:span text:style-name="T2"> </text:span><text:span text:style-name="T3">Muito obrigad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4.4.5.2$Windows_x86 LibreOffice_project/a22f674fd25a3b6f45bdebf25400ed2adff0ff99</meta:generator>
    <dc:date>2017-01-11T07:46:18.452000000</dc:date>
    <meta:document-statistic meta:table-count="0" meta:image-count="0" meta:object-count="0" meta:page-count="2" meta:paragraph-count="1" meta:word-count="1189" meta:character-count="6972" meta:non-whitespace-character-count="5783"/>
    <meta:user-defined meta:name="Info 1"/>
    <meta:user-defined meta:name="Info 2"/>
    <meta:user-defined meta:name="Info 3"/>
    <meta:user-defined meta:name="Info 4"/>
  </office:meta>
</office:document-meta>
</file>